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9f8" officeooo:paragraph-rsid="001cf9f8"/>
    </style:style>
    <style:style style:name="P2" style:family="paragraph" style:parent-style-name="Standard" style:list-style-name="L1">
      <style:text-properties officeooo:rsid="001cf9f8" officeooo:paragraph-rsid="001cf9f8"/>
    </style:style>
    <style:style style:name="P3" style:family="paragraph" style:parent-style-name="Standard" style:list-style-name="L2">
      <style:text-properties officeooo:rsid="001cf9f8" officeooo:paragraph-rsid="001cf9f8"/>
    </style:style>
    <style:style style:name="P4" style:family="paragraph" style:parent-style-name="Standard" style:list-style-name="L2">
      <style:text-properties officeooo:rsid="001e53e7" officeooo:paragraph-rsid="001e53e7"/>
    </style:style>
    <style:style style:name="P5" style:family="paragraph" style:parent-style-name="Standard" style:list-style-name="L2">
      <style:text-properties fo:font-style="normal" officeooo:rsid="001e53e7" officeooo:paragraph-rsid="001e53e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lecture géo-culturelle du monde</text:p>
      <text:p text:style-name="P1">Pierre et Thomas (pas moi)</text:p>
      <text:p text:style-name="P1"/>
      <text:p text:style-name="P1">P. 290</text:p>
      <text:p text:style-name="P1">Carte 1 :</text:p>
      <text:list xml:id="list5124844383492417028" text:style-name="L1">
        <text:list-item>
          <text:p text:style-name="P2">Planisphère (2010)</text:p>
          <text:p text:style-name="P2"/>
        </text:list-item>
        <text:list-item>
          <text:p text:style-name="P2"/>
        </text:list-item>
      </text:list>
      <text:p text:style-name="P1"/>
      <text:p text:style-name="P1"/>
      <text:p text:style-name="P1">P. 292</text:p>
      <text:p text:style-name="P1">Carte 2 :</text:p>
      <text:list xml:id="list3585817592124393536" text:style-name="L2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p text:style-name="P1"/>
      <text:p text:style-name="P1">Carte 3 :</text:p>
      <text:list xml:id="list134812325715109" text:continue-numbering="true" text:style-name="L2">
        <text:list-item>
          <text:p text:style-name="P4">Produits présentés par cette carte : 3 films : <text:span text:style-name="T1">Titanic</text:span>, <text:span text:style-name="T1">Harry Potter 1</text:span>, et <text:span text:style-name="T1">Devdas</text:span></text:p>
          <text:p text:style-name="P5">Pôles émetteurs : USA, UK, et Inde</text:p>
        </text:list-item>
      </text:list>
      <text:p text:style-name="P1"/>
      <text:p text:style-name="P1">Cartes 2+3 :</text:p>
      <text:list xml:id="list134812841467670" text:continue-numbering="true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3:38:00.213000000</meta:creation-date>
    <dc:date>2018-10-15T13:48:10.704000000</dc:date>
    <meta:editing-duration>PT10M1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6" meta:word-count="57" meta:character-count="259" meta:non-whitespace-character-count="220"/>
  </office:meta>
</office:document-meta>
</file>